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2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3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4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5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4472c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6" style:family="graphic" style:parent-style-name="standard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gr7" style:family="graphic" style:parent-style-name="standard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svg:stroke-color="#606060" draw:fill-color="#606060" draw:textarea-horizontal-align="justify" draw:textarea-vertical-align="middle" draw:auto-grow-height="false" fo:min-height="18.8cm" fo:min-width="10.93cm" loext:decorative="false"/>
    </style:style>
    <style:style style:name="pr1" style:family="presentation" style:parent-style-name="שקופית_20_כותרת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rl-tb">
        <style:tab-stops/>
      </style:paragraph-properties>
      <style:text-properties fo:hyphenate="false"/>
    </style:style>
    <style:style style:name="P2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-color="#606060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language-complex="he" style:country-complex="IL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draw:custom-shape draw:name="מלבן 1" draw:style-name="gr1" draw:text-style-name="P2" xml:id="id1" draw:id="id1" draw:layer="layout" svg:width="4.459cm" svg:height="2.055cm" svg:x="14.703cm" svg:y="0.272cm">
          <text:p text:style-name="P1"><text:span text:style-name="T1">מסך בית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2" draw:text-style-name="P2" xml:id="id3" draw:id="id3" draw:layer="layout" svg:width="4.613cm" svg:height="2.13cm" svg:x="11.317cm" svg:y="3.685cm">
          <text:p text:style-name="P1"><text:span text:style-name="T1">פתיחת אירו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4" draw:style-name="gr3" draw:text-style-name="P2" xml:id="id2" draw:id="id2" draw:layer="layout" svg:width="4.613cm" svg:height="2.13cm" svg:x="18.387cm" svg:y="3.685cm">
          <text:p text:style-name="P1"><text:span text:style-name="T1">הצטרפות לאירו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4" draw:text-style-name="P2" xml:id="id4" draw:id="id4" draw:layer="layout" svg:width="4.613cm" svg:height="2.13cm" svg:x="14.703cm" svg:y="9.883cm">
          <text:p text:style-name="P1"><text:span text:style-name="T1">מילוי פרטים ואישור תשלו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7" draw:style-name="gr5" draw:text-style-name="P2" xml:id="id5" draw:id="id5" draw:layer="layout" svg:width="4.613cm" svg:height="2.13cm" svg:x="14.703cm" svg:y="14.3cm">
          <text:p text:style-name="P1"><text:span text:style-name="T1">תוצאות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מחבר: מרפקי 9" draw:style-name="gr6" draw:text-style-name="P3" draw:layer="layout" svg:x1="16.932cm" svg:y1="2.327cm" svg:x2="20.693cm" svg:y2="3.685cm" draw:start-shape="id1" draw:start-glue-point="2" draw:end-shape="id2" draw:end-glue-point="0" svg:d="M16932 2327v679h3761v679" svg:viewBox="0 0 3762 1359">
          <text:p/>
        </draw:connector>
        <draw:connector draw:name="מחבר: מרפקי 11" draw:style-name="gr6" draw:text-style-name="P3" draw:layer="layout" svg:x1="16.932cm" svg:y1="2.327cm" svg:x2="13.623cm" svg:y2="3.685cm" draw:start-shape="id1" draw:start-glue-point="2" draw:end-shape="id3" draw:end-glue-point="0" svg:d="M16932 2327v679h-3309v679" svg:viewBox="0 0 3310 1359">
          <text:p/>
        </draw:connector>
        <draw:connector draw:name="מחבר ישר 14" draw:style-name="gr7" draw:text-style-name="P3" draw:layer="layout" draw:type="line" svg:x1="17.009cm" svg:y1="12.013cm" svg:x2="17.009cm" svg:y2="14.3cm" draw:start-shape="id4" draw:start-glue-point="2" draw:end-shape="id5" draw:end-glue-point="0" svg:d="M17009 12013v2287" svg:viewBox="0 0 1 2288">
          <text:p/>
        </draw:connector>
        <draw:connector draw:name="מחבר: מרפקי 16" draw:style-name="gr6" draw:text-style-name="P3" draw:layer="layout" svg:x1="20.693cm" svg:y1="5.815cm" svg:x2="17.009cm" svg:y2="9.883cm" draw:start-shape="id2" draw:start-glue-point="2" draw:end-shape="id4" draw:end-glue-point="0" svg:d="M20693 5815v2034h-3684v2034" svg:viewBox="0 0 3685 4069">
          <text:p/>
        </draw:connector>
        <draw:connector draw:name="מחבר: מרפקי 18" draw:style-name="gr6" draw:text-style-name="P3" draw:layer="layout" svg:x1="13.623cm" svg:y1="5.815cm" svg:x2="17.009cm" svg:y2="9.883cm" draw:start-shape="id3" draw:start-glue-point="2" draw:end-shape="id4" draw:end-glue-point="0" svg:d="M13623 5815v2034h3386v2034" svg:viewBox="0 0 3387 4069">
          <text:p/>
        </draw:connecto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שקופית_20_כותרת" presentation:presentation-page-layout-name="AL2T1">
        <draw:custom-shape draw:style-name="gr9" draw:text-style-name="P5" draw:layer="layout" svg:width="11.43cm" svg:height="19.05cm" svg:x="11.43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שקופית_20_כותרת-background" style:display-name="שקופית כותרת-background" style:family="presentation">
      <style:graphic-properties draw:stroke="none" draw:fill="solid" draw:fill-color="#ffffff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false" style:shrink-to-fit="true" style:writing-mode="rl-tb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שקופית_20_כותרת-outline2" style:display-name="שקופית כותרת-outline2" style:family="presentation" style:parent-style-name="שקופית_20_כותרת-outline1">
      <style:graphic-properties style:writing-mode="rl-tb"/>
      <style:paragraph-properties fo:margin-top="0.4cm" fo:margin-bottom="0cm" fo:line-height="9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שקופית_20_כותרת-outline3" style:display-name="שקופית כותרת-outline3" style:family="presentation" style:parent-style-name="שקופית_20_כותרת-outline2">
      <style:graphic-properties style:writing-mode="rl-tb"/>
      <style:paragraph-properties fo:margin-top="0.3cm" fo:margin-bottom="0cm" fo:line-height="9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שקופית_20_כותרת-outline4" style:display-name="שקופית כותרת-outline4" style:family="presentation" style:parent-style-name="שקופית_20_כותרת-outline3">
      <style:graphic-properties style:writing-mode="rl-tb"/>
      <style:paragraph-properties fo:margin-top="0.2cm" fo:margin-bottom="0cm" fo:line-height="9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 style:writing-mode="rl-tb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שקופית_20_כותרת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שקופית_20_כותרת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loext:tab-stop-distance="2.54cm" style:writing-mode="rl-tb">
        <style:tab-stops/>
      </style:paragraph-properties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rl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rl-tb">
        <style:tab-stops/>
      </style:paragraph-properties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font-style="normal" style:text-underline-style="none" fo:font-weight="normal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language-complex="he" style:country-complex="IL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שקופית_20_כותרת" style:display-name="שקופית כותרת" style:page-layout-name="PM1" draw:style-name="Mdp1">
      <loext:theme loext:name="ערכת נושא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כותרת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לחץ כדי לערוך סגנון כותרת של תבנית בסיס</text:span></text:p>
        </draw:text-box>
      </draw:frame>
      <draw:frame draw:name="מציין מיקום של תאריך 3" presentation:style-name="Mpr2" draw:text-style-name="MP8" draw:layer="backgroundobjects" svg:width="7.619cm" svg:height="1.013cm" svg:x="23.91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מציין מיקום של כותרת תחתונה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מציין מיקום של מספר שקופית 5" presentation:style-name="Mpr2" draw:text-style-name="MP8" draw:layer="backgroundobjects" svg:width="7.619cm" svg:height="1.013cm" svg:x="2.32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שקופית_20_כותרת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שקופית_20_כותרת-title" draw:layer="backgroundobjects" svg:width="19.798cm" svg:height="11.136cm" svg:x="0.6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מצגת של PowerPoint‏</dc:title>
    <meta:initial-creator>נועם ברוקס</meta:initial-creator>
    <meta:editing-cycles>4</meta:editing-cycles>
    <meta:creation-date>2023-09-17T11:16:21</meta:creation-date>
    <dc:date>2023-09-22T23:59:36.938000000</dc:date>
    <meta:editing-duration>PT6H31M19S</meta:editing-duration>
    <meta:generator>LibreOffice/7.6.0.3$Windows_X86_64 LibreOffice_project/69edd8b8ebc41d00b4de3915dc82f8f0fc3b6265</meta:generator>
    <meta:document-statistic meta:object-count="36"/>
    <meta:user-defined meta:name="AppVersion">16.0000</meta:user-defined>
    <meta:user-defined meta:name="PresentationFormat">מסך רחב</meta:user-defined>
    <meta:user-defined meta:name="Slides" meta:value-type="float">1</meta:user-defined>
  </office:meta>
</office:document-meta>
</file>